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409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9pt" fo:font-weight="normal" style:font-size-asian="9pt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9pt" fo:font-weight="normal" style:font-size-asian="9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197bc6" style:font-size-asian="12pt" style:font-weight-asian="normal" style:font-name-complex="Times New Roman1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82eb8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409cm"/>
        </style:tab-stops>
      </style:paragraph-properties>
    </style:style>
    <style:style style:name="P16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8" style:family="paragraph" style:parent-style-name="Standard">
      <style:text-properties officeooo:paragraph-rsid="0019e524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style:font-name="TimesNewRomanPSMT" fo:font-size="10pt" fo:font-weight="bold" style:font-size-asian="10pt" style:font-weight-asian="bold"/>
    </style:style>
    <style:style style:name="T5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ichiarazione sostitutiva di certificazione </text:p>
      <text:p text:style-name="P6">(Art. 46 T.U. 28-12-2000 n.445)</text:p>
      <text:p text:style-name="P1"/>
      <text:p text:style-name="P18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8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text:s/></text:span></text:p>
      <text:p text:style-name="P1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4">consapevole delle sanzioni penali, nel caso di dichiarazioni non veritiere, di formazione o uso di atti falsi, richiamate dall'art.76 del D.P.R. 445 del 28 Dicembre 2000</text:p>
      <text:p text:style-name="P7"/>
      <text:p text:style-name="P6">DICHIARO</text:p>
      <text:p text:style-name="P8"/>
      <text:p text:style-name="P1">di aver assolto ai seguenti obblighi contributivi:</text:p>
      <text:p text:style-name="P1"/>
      <text:p text:style-name="P15"><text:span text:style-name="T4"><text:tab/></text:span><text:span text:style-name="T2">nei confronti di . . . . . . . . . . . . . . . . . . per il periodo . . . . . . . . . . . . . . avendo versato €. . . . . . . . . </text:span>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><text:tab/>nei confronti di . . . . . . . . . . . . . . . . . . per il periodo . . . . . . . . . . . . . . avendo versato €. . . . . . . . . </text:p>
      <text:p text:style-name="P2"/>
      <text:p text:style-name="P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6"/>
      <text:p text:style-name="P1"/>
      <text:p text:style-name="P14"><text:span text:style-name="T3">……………………………, <text:s/></text:span><text:span text:style-name="T6">li <text:s/>{%= @data %}</text:span></text:p>
      <text:p text:style-name="P13"><text:span text:style-name="T2"><text:s text:c="18"/></text:span><text:span text:style-name="T5">(luogo)</text:span></text:p>
      <text:p text:style-name="P13"/>
      <text:p text:style-name="P13"/>
      <text:p text:style-name="P10"/>
      <text:p text:style-name="P5"><text:tab/>………………………………</text:p>
      <text:p text:style-name="P9"/>
      <text:p text:style-name="P9"><text:tab/>(firma non autenticata)</text:p>
      <text:p text:style-name="P3"/>
      <text:p text:style-name="P11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02cm" fo:margin-bottom="1.367cm" fo:margin-left="2cm" fo:margin-right="2cm" style:writing-mode="lr-tb" style:layout-grid-color="#c0c0c0" style:layout-grid-lines="25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15-09-29T10:03:36.316125000</meta:creation-date>
    <meta:editing-cycles>4</meta:editing-cycles>
    <meta:editing-duration>PT33S</meta:editing-duration>
    <dc:date>2020-11-12T20:59:07.098000000</dc:date>
    <meta:document-statistic meta:table-count="0" meta:image-count="0" meta:object-count="0" meta:page-count="1" meta:paragraph-count="20" meta:word-count="495" meta:character-count="2254" meta:non-whitespace-character-count="1737"/>
  </office:meta>
</office:document-meta>
</file>